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No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2-26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ur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2-26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ā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āqō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ṛṛ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20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5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6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45.508cm" draw:caption-point-x="-0.406cm" draw:caption-point-y="-1.445cm">
              <dc:date>2023-02-26T00:00:00</dc:date>
              <text:p text:style-name="P1"><text:span text:style-name="T1">(Sagaing, into Monywa)</text:span></text:p>
            </office:annotation>
            <text:p>Zeyapura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6.699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9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9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3-02-26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Kurgus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3-02-26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/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1:'City Names'.ET56 'City Names'.A58:'City Names'.ET80 'City Names'.A57:'City Names'.CH57 'City Names'.CJ57:'City Names'.ET57">
            <calcext:condition calcext:apply-style-name="ConditionalStyle_1" calcext:value="=&quot;?&quot;" calcext:base-cell-address="'City Names'.A1"/>
          </calcext:conditional-format>
          <calcext:conditional-format calcext:target-range-address="'City Names'.A1:'City Names'.ET56 'City Names'.A58:'City Names'.ET999 'City Names'.A57:'City Names'.CH57 'City Names'.CJ57:'City Names'.ET57">
            <calcext:condition calcext:apply-style-name="ConditionalStyle_2" calcext:value="=&quot;^&quot;" calcext:base-cell-address="'City Names'.A1"/>
          </calcext:conditional-format>
          <calcext:conditional-format calcext:target-range-address="'City Names'.A1:'City Names'.ET56 'City Names'.A58:'City Names'.ET999 'City Names'.A57:'City Names'.CH57 'City Names'.CJ57:'City Names'.ET57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6-18T23:51:12.587000000</dc:date>
    <meta:editing-duration>PT4H31M51S</meta:editing-duration>
    <meta:editing-cycles>11</meta:editing-cycles>
    <meta:document-statistic meta:table-count="1" meta:cell-count="4845" meta:object-count="0"/>
  </office:meta>
</office:document-meta>
</file>